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 table:number-rows-repeated="5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 table:number-rows-repeated="6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 table:number-rows-repeated="7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ductora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row table:style-name="ro1" table:number-rows-repeated="6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rector</text:p>
          </table:table-cell>
          <table:table-cell office:value-type="string" calcext:value-type="string">
            <text:p>Productora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01:40:35.643940511</meta:creation-date>
    <dc:date>2025-10-30T01:47:32.221616947</dc:date>
    <meta:editing-duration>PT6M57S</meta:editing-duration>
    <meta:editing-cycles>1</meta:editing-cycles>
    <meta:document-statistic meta:table-count="4" meta:cell-count="243" meta:object-count="0"/>
    <meta:generator>LibreOffice/25.8.2.2$Linux_X86_64 LibreOffice_project/d401f2107ccab8f924a8e2df40f573aab7605b6f</meta:generator>
  </office:meta>
</office:document-meta>
</file>